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W_5f_ITEMS" style:display-name="W_ITEMS" style:family="table">
      <style:table-properties style:width="28.499cm" fo:margin-left="0cm" table:align="left" fo:background-color="transparent">
        <style:background-image/>
      </style:table-properties>
    </style:style>
    <style:style style:name="W_5f_ITEMS.A" style:display-name="W_ITEMS.A" style:family="table-column">
      <style:table-column-properties style:column-width="2.519cm"/>
    </style:style>
    <style:style style:name="W_5f_ITEMS.B" style:display-name="W_ITEMS.B" style:family="table-column">
      <style:table-column-properties style:column-width="1.513cm"/>
    </style:style>
    <style:style style:name="W_5f_ITEMS.C" style:display-name="W_ITEMS.C" style:family="table-column">
      <style:table-column-properties style:column-width="2.261cm"/>
    </style:style>
    <style:style style:name="W_5f_ITEMS.D" style:display-name="W_ITEMS.D" style:family="table-column">
      <style:table-column-properties style:column-width="6.105cm"/>
    </style:style>
    <style:style style:name="W_5f_ITEMS.E" style:display-name="W_ITEMS.E" style:family="table-column">
      <style:table-column-properties style:column-width="1.605cm"/>
    </style:style>
    <style:style style:name="W_5f_ITEMS.F" style:display-name="W_ITEMS.F" style:family="table-column">
      <style:table-column-properties style:column-width="1.494cm"/>
    </style:style>
    <style:style style:name="W_5f_ITEMS.G" style:display-name="W_ITEMS.G" style:family="table-column">
      <style:table-column-properties style:column-width="1.512cm"/>
    </style:style>
    <style:style style:name="W_5f_ITEMS.H" style:display-name="W_ITEMS.H" style:family="table-column">
      <style:table-column-properties style:column-width="4.706cm"/>
    </style:style>
    <style:style style:name="W_5f_ITEMS.I" style:display-name="W_ITEMS.I" style:family="table-column">
      <style:table-column-properties style:column-width="6.784cm"/>
    </style:style>
    <style:style style:name="W_5f_ITEMS.1" style:display-name="W_ITEMS.1" style:family="table-row">
      <style:table-row-properties fo:background-color="transparent">
        <style:background-image/>
      </style:table-row-properties>
    </style:style>
    <style:style style:name="W_5f_ITEMS.A1" style:display-name="W_ITEMS.A1" style:family="table-cell">
      <style:table-cell-properties style:vertical-align="middle" fo:background-color="transparent" fo:padding="0.097cm" fo:border-left="0.15pt solid #808080" fo:border-right="none" fo:border-top="0.15pt solid #808080" fo:border-bottom="0.15pt solid #808080">
        <style:background-image/>
      </style:table-cell-properties>
    </style:style>
    <style:style style:name="W_5f_ITEMS.I1" style:display-name="W_ITEMS.I1" style:family="table-cell">
      <style:table-cell-properties style:vertical-align="middle" fo:background-color="transparent" fo:padding="0.097cm" fo:border="0.15pt solid #808080">
        <style:background-image/>
      </style:table-cell-properties>
    </style:style>
    <style:style style:name="W_5f_ITEMS.A2" style:display-name="W_ITEMS.A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B2" style:display-name="W_ITEMS.B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C2" style:display-name="W_ITEMS.C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D2" style:display-name="W_ITEMS.D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E2" style:display-name="W_ITEMS.E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F2" style:display-name="W_ITEMS.F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G2" style:display-name="W_ITEMS.G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H2" style:display-name="W_ITEMS.H2" style:family="table-cell">
      <style:table-cell-properties style:vertical-align="middle" fo:padding="0.097cm" fo:border-left="0.15pt solid #808080" fo:border-right="none" fo:border-top="none" fo:border-bottom="0.15pt solid #808080"/>
    </style:style>
    <style:style style:name="W_5f_ITEMS.I2" style:display-name="W_ITEMS.I2" style:family="table-cell">
      <style:table-cell-properties style:vertical-align="middle" fo:padding="0.097cm" fo:border-left="0.15pt solid #808080" fo:border-right="0.15pt solid #808080" fo:border-top="none" fo:border-bottom="0.15pt solid #80808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aff05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de97ad"/>
    </style:style>
    <style:style style:name="P3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5" style:family="paragraph" style:parent-style-name="Standard">
      <style:text-properties officeooo:rsid="001b174c" officeooo:paragraph-rsid="00177f64"/>
    </style:style>
    <style:style style:name="P6" style:family="paragraph" style:parent-style-name="Standard">
      <style:text-properties officeooo:rsid="001b174c" officeooo:paragraph-rsid="00ccb9f5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d11498" officeooo:paragraph-rsid="00d11498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2a6099" style:text-outline="false" style:text-line-through-style="none" style:text-line-through-type="none" style:font-name="Open Sans" fo:font-size="8pt" fo:letter-spacing="normal" fo:font-style="normal" fo:text-shadow="none" style:text-underline-style="none" officeooo:rsid="00d570c7" officeooo:paragraph-rsid="00d570c7" style:letter-kerning="true" style:font-size-asian="8pt" style:font-style-asian="normal" style:font-size-complex="8pt" style:text-emphasize="none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Open Sans" fo:font-size="8pt" fo:letter-spacing="normal" fo:font-style="normal" fo:text-shadow="none" style:text-underline-style="none" officeooo:rsid="00d570c7" officeooo:paragraph-rsid="00d570c7" style:letter-kerning="true" style:font-size-asian="8pt" style:font-style-asian="normal" style:font-size-complex="8pt" style:text-emphasize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Open Sans" fo:font-size="8pt" fo:letter-spacing="normal" fo:font-style="normal" fo:text-shadow="none" style:text-underline-style="none" officeooo:rsid="00c7d066" officeooo:paragraph-rsid="00ccb9f5" style:letter-kerning="true" style:font-size-asian="8pt" style:font-style-asian="normal" style:font-size-complex="8pt" style:text-emphasize="none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Open Sans" fo:font-size="8pt" fo:letter-spacing="normal" fo:font-style="normal" fo:text-shadow="none" style:text-underline-style="none" officeooo:rsid="00dac822" officeooo:paragraph-rsid="00dac822" style:letter-kerning="true" style:font-size-asian="8pt" style:font-style-asian="normal" style:font-size-complex="8pt" style:text-emphasize="none"/>
    </style:style>
    <style:style style:name="P12" style:family="paragraph" style:parent-style-name="Standard">
      <style:text-properties fo:font-weight="bold" officeooo:rsid="00ccb9f5" officeooo:paragraph-rsid="00e2602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2863be" officeooo:paragraph-rsid="002863be"/>
    </style:style>
    <style:style style:name="P14" style:family="paragraph" style:parent-style-name="Standard">
      <style:paragraph-properties fo:text-align="start" style:justify-single-word="false"/>
      <style:text-properties officeooo:rsid="008a8038" officeooo:paragraph-rsid="002863be"/>
    </style:style>
    <style:style style:name="P15" style:family="paragraph" style:parent-style-name="Table_20_Heading">
      <loext:graphic-properties draw:fill="none" draw:fill-color="#ffffff"/>
      <style:paragraph-properties fo:text-align="center" style:justify-single-word="false" fo:background-color="transparent"/>
      <style:text-properties style:font-name="Open Sans" fo:font-size="8pt" fo:font-weight="bold" officeooo:rsid="00a568f0" officeooo:paragraph-rsid="00ccb9f5" style:font-size-asian="8pt" style:font-weight-asian="bold" style:font-size-complex="8pt" style:font-weight-complex="bold"/>
    </style:style>
    <style:style style:name="P16" style:family="paragraph" style:parent-style-name="Table_20_Heading">
      <loext:graphic-properties draw:fill="none" draw:fill-color="#ffffff"/>
      <style:paragraph-properties fo:text-align="center" style:justify-single-word="false" fo:background-color="transparent"/>
      <style:text-properties style:font-name="Open Sans" fo:font-size="8pt" fo:font-weight="bold" officeooo:rsid="00a99544" officeooo:paragraph-rsid="00ccb9f5" style:font-size-asian="8pt" style:font-weight-asian="bold" style:font-size-complex="8pt" style:font-weight-complex="bold"/>
    </style:style>
    <style:style style:name="P17" style:family="paragraph" style:parent-style-name="Table_20_Heading">
      <loext:graphic-properties draw:fill="none" draw:fill-color="#ffffff"/>
      <style:paragraph-properties fo:text-align="center" style:justify-single-word="false" fo:background-color="transparent"/>
      <style:text-properties style:font-name="Open Sans" fo:font-size="8pt" fo:font-weight="bold" officeooo:rsid="00c1a0eb" officeooo:paragraph-rsid="00ccb9f5" style:font-size-asian="8pt" style:font-weight-asian="bold" style:font-size-complex="8pt" style:font-weight-complex="bold"/>
    </style:style>
    <style:style style:name="P18" style:family="paragraph" style:parent-style-name="Table_20_Heading">
      <loext:graphic-properties draw:fill="none" draw:fill-color="#ffffff"/>
      <style:paragraph-properties fo:text-align="center" style:justify-single-word="false" fo:background-color="transparent"/>
      <style:text-properties style:font-name="Open Sans" fo:font-size="8pt" fo:font-weight="bold" officeooo:rsid="00caa12a" officeooo:paragraph-rsid="00ccb9f5" style:font-size-asian="8pt" style:font-weight-asian="bold" style:font-size-complex="8pt" style:font-weight-complex="bold"/>
    </style:style>
    <style:style style:name="P19" style:family="paragraph" style:parent-style-name="Table_20_Heading">
      <loext:graphic-properties draw:fill="none" draw:fill-color="#ffffff"/>
      <style:paragraph-properties fo:text-align="center" style:justify-single-word="false" fo:background-color="transparent"/>
      <style:text-properties style:font-name="Open Sans" fo:font-size="8pt" fo:font-weight="bold" officeooo:rsid="00e684e6" officeooo:paragraph-rsid="00e684e6" style:font-size-asian="8pt" style:font-weight-asian="bold" style:font-size-complex="8pt" style:font-weight-complex="bold"/>
    </style:style>
    <style:style style:name="P20" style:family="paragraph" style:parent-style-name="Table_20_Heading">
      <loext:graphic-properties draw:fill="none" draw:fill-color="#ffffff"/>
      <style:paragraph-properties fo:text-align="center" style:justify-single-word="false" fo:background-color="transparent"/>
      <style:text-properties style:font-name="Open Sans" fo:font-size="8pt" officeooo:rsid="00a568f0" officeooo:paragraph-rsid="00ccb9f5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8pt" officeooo:rsid="00d64701" officeooo:paragraph-rsid="00d64701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8pt" officeooo:rsid="00caa12a" officeooo:paragraph-rsid="00ccb9f5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officeooo:rsid="00e684e6" officeooo:paragraph-rsid="00e684e6" style:font-size-asian="8pt" style:font-size-complex="8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Carlito" fo:font-size="8pt" style:font-size-asian="8pt" style:font-size-complex="8pt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rlito" fo:font-size="22pt" fo:font-weight="bold" officeooo:rsid="00ddb8da" style:font-size-asian="22pt" style:font-weight-asian="bold" style:font-size-complex="22pt" style:font-weight-complex="bold"/>
    </style:style>
    <style:style style:name="T2" style:family="text">
      <style:text-properties style:font-name="Carlito" fo:font-size="22pt" fo:font-weight="bold" officeooo:rsid="00b15ae9" style:font-size-asian="22pt" style:font-weight-asian="bold" style:font-size-complex="22pt" style:font-weight-complex="bold"/>
    </style:style>
    <style:style style:name="T3" style:family="text">
      <style:text-properties style:font-name="Carlito" fo:font-size="22pt" fo:font-weight="bold" officeooo:rsid="00c6299c" style:font-size-asian="22pt" style:font-weight-asian="bold" style:font-size-complex="22pt" style:font-weight-complex="bold"/>
    </style:style>
    <style:style style:name="T4" style:family="text">
      <style:text-properties style:font-name="Carlito" fo:font-size="8pt" fo:font-weight="bold" officeooo:rsid="00c6299c" style:font-size-asian="7pt" style:font-weight-asian="bold" style:font-size-complex="8pt" style:font-weight-complex="bold"/>
    </style:style>
    <style:style style:name="T5" style:family="text">
      <style:text-properties style:font-name="Carlito" fo:font-size="8pt" fo:font-weight="bold" officeooo:rsid="00de97ad" style:font-size-asian="7pt" style:font-weight-asian="bold" style:font-size-complex="8pt" style:font-weight-complex="bold"/>
    </style:style>
    <style:style style:name="T6" style:family="text">
      <style:text-properties style:font-name="Carlito" fo:font-size="8pt" fo:font-weight="bold" officeooo:rsid="00df39e9" style:font-size-asian="7pt" style:font-weight-asian="bold" style:font-size-complex="8pt" style:font-weight-complex="bold"/>
    </style:style>
    <style:style style:name="T7" style:family="text">
      <style:text-properties style:font-name="Carlito" officeooo:rsid="00a7ac03"/>
    </style:style>
    <style:style style:name="T8" style:family="text">
      <style:text-properties officeooo:rsid="00aadf20"/>
    </style:style>
    <style:style style:name="T9" style:family="text">
      <style:text-properties officeooo:rsid="00c13f23"/>
    </style:style>
    <style:style style:name="T10" style:family="text">
      <style:text-properties officeooo:rsid="00c9965e"/>
    </style:style>
    <style:style style:name="T11" style:family="text">
      <style:text-properties officeooo:rsid="00d7d08c"/>
    </style:style>
    <style:style style:name="T12" style:family="text">
      <style:text-properties officeooo:rsid="00e0a4ae"/>
    </style:style>
    <style:style style:name="T13" style:family="text">
      <style:text-properties officeooo:rsid="00e26026"/>
    </style:style>
    <style:style style:name="T14" style:family="text">
      <style:text-properties style:font-name="Carlito" fo:font-size="8pt" style:font-size-asian="8pt" style:font-size-complex="8pt"/>
    </style:style>
    <style:style style:name="T15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[DATA_FILTERS]</text:p>
      <text:section text:style-name="Sect1" text:name="section_dates">
        <text:p text:style-name="P12"><text:span text:style-name="T11">Date de réception : </text:span>[RECEIVED_ON] <text:span text:style-name="T13">| </text:span><text:span text:style-name="T12">Quantité(s) réceptionnée(s) : [TOTAL_DAY_QUANTITY] </text:span></text:p>
        <text:p text:style-name="P5"/>
        <table:table table:name="W_ITEMS" table:style-name="W_5f_ITEMS">
          <table:table-column table:style-name="W_5f_ITEMS.A"/>
          <table:table-column table:style-name="W_5f_ITEMS.B"/>
          <table:table-column table:style-name="W_5f_ITEMS.C"/>
          <table:table-column table:style-name="W_5f_ITEMS.D"/>
          <table:table-column table:style-name="W_5f_ITEMS.E"/>
          <table:table-column table:style-name="W_5f_ITEMS.F"/>
          <table:table-column table:style-name="W_5f_ITEMS.G"/>
          <table:table-column table:style-name="W_5f_ITEMS.H"/>
          <table:table-column table:style-name="W_5f_ITEMS.I"/>
          <table:table-header-rows>
            <table:table-row table:style-name="W_5f_ITEMS.1">
              <table:table-cell table:style-name="W_5f_ITEMS.A1" office:value-type="string">
                <text:p text:style-name="P15">Numéro</text:p>
              </table:table-cell>
              <table:table-cell table:style-name="W_5f_ITEMS.A1" office:value-type="string">
                <text:p text:style-name="P15">Ticket</text:p>
              </table:table-cell>
              <table:table-cell table:style-name="W_5f_ITEMS.A1" office:value-type="string">
                <text:p text:style-name="P20">Reçu le</text:p>
              </table:table-cell>
              <table:table-cell table:style-name="W_5f_ITEMS.A1" office:value-type="string">
                <text:p text:style-name="P15"><text:span text:style-name="T10">Parcelle(s) / </text:span>Culture<text:span text:style-name="T8">(</text:span>s<text:span text:style-name="T8">)</text:span></text:p>
              </table:table-cell>
              <table:table-cell table:style-name="W_5f_ITEMS.A1" office:value-type="string">
                <text:p text:style-name="P16">Superficie <text:span text:style-name="T9">(ha)</text:span></text:p>
              </table:table-cell>
              <table:table-cell table:style-name="W_5f_ITEMS.A1" office:value-type="string">
                <text:p text:style-name="P15">Quantité </text:p>
              </table:table-cell>
              <table:table-cell table:style-name="W_5f_ITEMS.A1" office:value-type="string">
                <text:p text:style-name="P17">Unité</text:p>
              </table:table-cell>
              <table:table-cell table:style-name="W_5f_ITEMS.A1" office:value-type="string">
                <text:p text:style-name="P19">Conducteur</text:p>
              </table:table-cell>
              <table:table-cell table:style-name="W_5f_ITEMS.I1" office:value-type="string">
                <text:p text:style-name="P18">Stockage</text:p>
              </table:table-cell>
            </table:table-row>
          </table:table-header-rows>
          <table:table-row table:style-name="W_5f_ITEMS.1">
            <table:table-cell table:style-name="W_5f_ITEMS.A2" office:value-type="string">
              <text:p text:style-name="P8">[NUMBER]</text:p>
            </table:table-cell>
            <table:table-cell table:style-name="W_5f_ITEMS.B2" office:value-type="string">
              <text:p text:style-name="P9">[T_NUMBER]</text:p>
            </table:table-cell>
            <table:table-cell table:style-name="W_5f_ITEMS.C2" office:value-type="string">
              <text:p text:style-name="P11">[RECEIVED_AT]</text:p>
            </table:table-cell>
            <table:table-cell table:style-name="W_5f_ITEMS.D2" office:value-type="string">
              <text:p text:style-name="P10">[HARVEST_CROPS_NAME]</text:p>
            </table:table-cell>
            <table:table-cell table:style-name="W_5f_ITEMS.E2" office:value-type="string">
              <text:p text:style-name="P21">[AREA]</text:p>
            </table:table-cell>
            <table:table-cell table:style-name="W_5f_ITEMS.F2" office:value-type="string">
              <text:p text:style-name="P21">[QT]</text:p>
            </table:table-cell>
            <table:table-cell table:style-name="W_5f_ITEMS.G2" office:value-type="string">
              <text:p text:style-name="P21">[UNIT]</text:p>
            </table:table-cell>
            <table:table-cell table:style-name="W_5f_ITEMS.H2" office:value-type="string">
              <text:p text:style-name="P23">[DRIVER]</text:p>
            </table:table-cell>
            <table:table-cell table:style-name="W_5f_ITEMS.I2" office:value-type="string">
              <text:p text:style-name="P22">[HARVEST_STORAGES_NAME]</text:p>
            </table:table-cell>
          </table:table-row>
        </table:table>
        <text:p text:style-name="P6"/>
      </text:section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aff05e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MP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de97ad"/>
    </style:style>
    <style:style style:name="MP5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Carlito" fo:font-size="8pt" style:font-size-asian="8pt" style:font-size-complex="8pt"/>
    </style:style>
    <style:style style:name="MP8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Carlito" fo:font-size="22pt" fo:font-weight="bold" officeooo:rsid="00ddb8da" style:font-size-asian="22pt" style:font-weight-asian="bold" style:font-size-complex="22pt" style:font-weight-complex="bold"/>
    </style:style>
    <style:style style:name="MT3" style:family="text">
      <style:text-properties style:font-name="Carlito" fo:font-size="22pt" fo:font-weight="bold" officeooo:rsid="00b15ae9" style:font-size-asian="22pt" style:font-weight-asian="bold" style:font-size-complex="22pt" style:font-weight-complex="bold"/>
    </style:style>
    <style:style style:name="MT4" style:family="text">
      <style:text-properties style:font-name="Carlito" fo:font-size="22pt" fo:font-weight="bold" officeooo:rsid="00c6299c" style:font-size-asian="22pt" style:font-weight-asian="bold" style:font-size-complex="22pt" style:font-weight-complex="bold"/>
    </style:style>
    <style:style style:name="MT5" style:family="text">
      <style:text-properties style:font-name="Carlito" fo:font-size="8pt" fo:font-weight="bold" officeooo:rsid="00c6299c" style:font-size-asian="7pt" style:font-weight-asian="bold" style:font-size-complex="8pt" style:font-weight-complex="bold"/>
    </style:style>
    <style:style style:name="MT6" style:family="text">
      <style:text-properties style:font-name="Carlito" fo:font-size="8pt" fo:font-weight="bold" officeooo:rsid="00de97ad" style:font-size-asian="7pt" style:font-weight-asian="bold" style:font-size-complex="8pt" style:font-weight-complex="bold"/>
    </style:style>
    <style:style style:name="MT7" style:family="text">
      <style:text-properties style:font-name="Carlito" fo:font-size="8pt" fo:font-weight="bold" officeooo:rsid="00df39e9" style:font-size-asian="7pt" style:font-weight-asian="bold" style:font-size-complex="8pt" style:font-weight-complex="bold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officeooo:rsid="00a7ac0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0.37cm" fo:margin-bottom="0.626cm" fo:margin-left="0.503cm" fo:margin-right="0.596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3cm" fo:margin-left="0cm" fo:margin-right="0.011cm" fo:margin-bottom="0.499cm" fo:border-top="none" fo:border-bottom="1.3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svg:height="0.74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67cm" svg:y="0.102cm" svg:width="0.753cm" svg:height="0.753cm" draw:z-index="2"><draw:image xlink:href="Pictures/10000201000001E0000001E0CB9C3B97E450A439.png" xlink:type="simple" xlink:show="embed" xlink:actuate="onLoad" loext:mime-type="image/png"/></draw:frame><draw:frame text:anchor-type="paragraph" draw:z-index="0" draw:name="Forme1" draw:style-name="Mgr1" draw:text-style-name="MP3" svg:width="7.497cm" svg:height="0.599cm" svg:x="20.93cm" svg:y="0.296cm"><draw:text-box><text:p text:style-name="MP2"><text:span text:style-name="MT1">[PERIOD]</text:span></text:p></draw:text-box></draw:frame><text:span text:style-name="MT2">R</text:span><text:span text:style-name="MT3">éception de </text:span><text:span text:style-name="MT4">récolte</text:span></text:p>
        <text:p text:style-name="MP4"><text:span text:style-name="MT5">P</text:span><text:span text:style-name="MT6">ar date de réc</text:span><text:span text:style-name="MT7">e</text:span><text:span text:style-name="MT6">ption</text:span></text:p>
      </style:header>
      <style:footer>
        <text:p text:style-name="MP5"><draw:frame text:anchor-type="paragraph" draw:z-index="1" draw:name="Forme2" draw:style-name="Mgr2" draw:text-style-name="MP7" svg:width="5.107cm" svg:height="0.451cm" svg:x="0.041cm" svg:y="0.229cm"><draw:text-box><text:p text:style-name="MP6"><text:span text:style-name="MT8">[PRINTED_AT]</text:span></text:p></draw:text-box></draw:frame><text:s/><text:span text:style-name="MT9">[COMPANY_ADDRESS]</text:span></text:p>
        <text:p text:style-name="MP8"><text:s text:c="2"/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3-06-22T23:17:47.131006489</dc:date>
    <meta:editing-duration>PT13H43M35S</meta:editing-duration>
    <meta:editing-cycles>178</meta:editing-cycles>
    <dc:creator>David JOULIN</dc:creator>
    <meta:document-statistic meta:table-count="1" meta:image-count="1" meta:object-count="0" meta:page-count="1" meta:paragraph-count="24" meta:word-count="44" meta:character-count="355" meta:non-whitespace-character-count="330"/>
  </office:meta>
</office:document-meta>
</file>